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db9" officeooo:paragraph-rsid="0010bdb9"/>
    </style:style>
    <style:style style:name="T1" style:family="text">
      <style:text-properties officeooo:rsid="00123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za statystyczna została przeprowadzona z użyciem języka programowania R. Zastosowano biblioteki z pakietu Tidyverse – pozowoliły one na przygotowanie danych do analizy statystycznej, przetestowanie hipotez oraz wizualizację wyników w formie wykresów i tabe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09:26:40.365477949</meta:creation-date>
    <dc:date>2021-07-24T09:32:14.110852574</dc:date>
    <meta:editing-duration>PT5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2" meta:character-count="263" meta:non-whitespace-character-count="231"/>
  </office:meta>
</office:document-meta>
</file>